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left="0in" fo:margin-right="0in" fo:text-indent="0in" style:auto-text-indent="false"/>
    </style:style>
    <style:style style:name="P7" style:family="paragraph" style:parent-style-name="Text_20_body" style:list-style-name="L3"/>
    <style:style style:name="T1" style:family="text">
      <style:text-properties officeooo:rsid="0013f12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Network Sniffing with Wireshark</text:p>
      <text:h text:style-name="Heading_20_2" text:outline-level="2">Objectives</text:h>
      <text:p text:style-name="Text_20_body">In this lab, you will use the Linux utility <text:span text:style-name="Strong_20_Emphasis">tcpdump</text:span> to capture and save network traffic. You will then use Wireshark to investigate the traffic capture.</text:p>
      <text:list text:style-name="L1">
        <text:list-item>
          <text:p text:style-name="P2">Prepare the host to capture network traffic.</text:p>
        </text:list-item>
        <text:list-item>
          <text:p text:style-name="P2">Capture and save network traffic.</text:p>
        </text:list-item>
        <text:list-item>
          <text:p text:style-name="P3">View and Analyze the Packet capture.</text:p>
        </text:list-item>
      </text:list>
      <text:h text:style-name="Heading_20_2" text:outline-level="2">Background / Scenario</text:h>
      <text:p text:style-name="Text_20_body">Wireshark is a network packet capture utility that can be used by network administrators to troubleshoot network problems. It can also be used to eavesdrop on network communications to passively collect information about users and services. Wireshark is considered a passive tool because it does not create traffic on the network.</text:p>
      <text:h text:style-name="Heading_20_2" text:outline-level="2">Required Resources</text:h>
      <text:list text:style-name="L2">
        <text:list-item>
          <text:p text:style-name="P4">Kali VM customized for Ethical Hacker course</text:p>
        </text:list-item>
        <text:list-item>
          <text:p text:style-name="P5">Internet access</text:p>
        </text:list-item>
      </text:list>
      <text:h text:style-name="Heading_20_1" text:outline-level="1"><text:span text:style-name="T1">I</text:span>nstructions</text:h>
      <text:h text:style-name="Heading_20_2" text:outline-level="2">Part 1: Prepare the Host to Capture Network Traffic.</text:h>
      <text:h text:style-name="Heading_20_3" text:outline-level="3"><text:span text:style-name="Strong_20_Emphasis">Step 1: Start the virtual machine and log in.</text:span></text:h>
      <text:list text:style-name="L3">
        <text:list-item>
          <text:p text:style-name="P6">Start the Kali workstation virtual machine. Use the following user credentials:</text:p>
        </text:list-item>
        <text:list-item>
          <text:p text:style-name="P7">Start a terminal session by clicking on the terminal icon on the menu bar.</text:p>
        </text:list-item>
      </text:list>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5T09:45:59.885729493</meta:creation-date>
    <dc:date>2025-12-25T10:02:33.089686192</dc:date>
    <meta:editing-duration>PT6M1S</meta:editing-duration>
    <meta:editing-cycles>1</meta:editing-cycles>
    <meta:document-statistic meta:table-count="0" meta:image-count="0" meta:object-count="0" meta:page-count="1" meta:paragraph-count="16" meta:word-count="167" meta:character-count="1011" meta:non-whitespace-character-count="867"/>
    <meta:generator>LibreOffice/25.8.3.2$Linux_X86_64 LibreOffice_project/580$Build-2</meta:generator>
  </office:meta>
</office:document-meta>
</file>